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66b3" draw:opacity="35%" draw:textarea-horizontal-align="justify" draw:textarea-vertical-align="middle" draw:auto-grow-height="false" fo:min-height="1.229cm" fo:min-width="1.122cm" draw:shadow-opacity="35%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1.171cm"/>
    </style:style>
    <style:style style:name="gr4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8cm" fo:min-width="0.978cm" draw:shadow-opacity="35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3cm" fo:min-width="0cm"/>
    </style:style>
    <style:style style:name="gr6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6cm" fo:min-width="0.978cm" draw:shadow-opacity="35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.576cm"/>
    </style:style>
    <style:style style:name="gr8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1cm" fo:min-width="0.977cm" draw:shadow-opacity="35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</style:style>
    <style:style style:name="gr10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cm" fo:min-width="0.978cm" draw:shadow-opacity="35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4cm" fo:min-width="0cm"/>
    </style:style>
    <style:style style:name="gr12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2cm" fo:min-width="0.977cm" draw:shadow-opacity="35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9cm" fo:min-width="0cm"/>
    </style:style>
    <style:style style:name="gr14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9cm" draw:shadow-opacity="35%"/>
    </style:style>
    <style:style style:name="gr15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7cm" draw:shadow-opacity="35%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3cm" fo:min-width="2.14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1.17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5cm" fo:min-width="1.17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cm" fo:min-width="1.171cm"/>
    </style:style>
    <style:style style:name="gr21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18cm" fo:min-width="0.978cm" draw:shadow-opacity="35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0cm"/>
    </style:style>
    <style:style style:name="gr24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8cm" fo:min-width="0.978cm" draw:shadow-opacity="35%"/>
    </style:style>
    <style:style style:name="gr25" style:family="graphic" style:parent-style-name="standard">
      <style:graphic-properties svg:stroke-color="#000000" draw:fill="solid" draw:fill-color="#a3238e" draw:opacity="35%" draw:textarea-horizontal-align="justify" draw:textarea-vertical-align="middle" draw:auto-grow-height="false" fo:min-height="1.107cm" fo:min-width="0.977cm" draw:shadow-opacity="35%"/>
    </style:style>
    <style:style style:name="gr26" style:family="graphic" style:parent-style-name="standard">
      <style:graphic-properties svg:stroke-color="#000000" draw:fill="solid" draw:fill-color="#00aaad" draw:opacity="35%" draw:textarea-horizontal-align="justify" draw:textarea-vertical-align="middle" draw:auto-grow-height="false" fo:min-height="1.107cm" fo:min-width="0.978cm" draw:shadow-opacity="35%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1.17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1.17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2cm" fo:min-width="1.17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1.1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1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9cm" fo:min-width="0cm"/>
    </style:style>
    <style:style style:name="P1" style:family="paragraph">
      <loext:graphic-properties draw:fill="solid" draw:fill-color="#0066b3" draw:opacity="35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solid" draw:fill-color="#00aaad" draw:opacity="35%"/>
      <style:paragraph-properties fo:text-align="center"/>
    </style:style>
    <style:style style:name="P5" style:family="paragraph">
      <loext:graphic-properties draw:fill="none" draw:fill-color="#ffffff"/>
      <style:text-properties fo:font-size="7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7pt" fo:font-weight="bold" style:font-size-asian="18pt" style:font-size-complex="18pt"/>
    </style:style>
    <style:style style:name="P8" style:family="paragraph">
      <loext:graphic-properties draw:fill="solid" draw:fill-color="#a3238e" draw:opacity="35%"/>
      <style:paragraph-properties fo:text-align="center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7pt" style:font-size-asian="18pt" style:font-size-complex="18pt"/>
    </style:style>
    <style:style style:name="T3" style:family="text">
      <style:text-properties fo:font-size="7pt" fo:language="en" fo:country="US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.294cm" svg:height="2.091cm" svg:x="9.432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1.39cm" svg:y1="3.094cm" svg:x2="13.916cm" svg:y2="4.781cm" draw:start-shape="id1" draw:start-glue-point="9" draw:end-shape="id2" draw:end-glue-point="5" svg:d="M11390 3094l2526 1687" svg:viewBox="0 0 2527 1688">
          <text:p/>
        </draw:connector>
        <draw:frame draw:style-name="gr3" draw:text-style-name="P3" draw:layer="layout" svg:width="2.22cm" svg:height="0.823cm" svg:x="9.5cm" svg:y="1.977cm">
          <draw:text-box>
            <text:p><text:span text:style-name="T1">Objeti</text:span><text:span text:style-name="T1">vo</text:span></text:p>
          </draw:text-box>
        </draw:frame>
        <draw:custom-shape draw:style-name="gr4" draw:text-style-name="P4" xml:id="id2" draw:id="id2" draw:layer="layout" svg:width="2.09cm" svg:height="1.92cm" svg:x="13.61cm" svg:y="4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2.16cm" svg:height="0.813cm" svg:x="13.8cm" svg:y="5cm">
          <draw:text-box>
            <text:p><text:span text:style-name="T2">Tratamento </text:span><text:span text:style-name="T2">Estocástico?</text:span></text:p>
          </draw:text-box>
        </draw:frame>
        <draw:custom-shape draw:style-name="gr6" draw:text-style-name="P4" xml:id="id3" draw:id="id3" draw:layer="layout" svg:width="2.09cm" svg:height="1.918cm" svg:x="11.4cm" svg:y="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228cm" svg:height="0.999cm" svg:x="11.972cm" svg:y="7.801cm">
          <draw:text-box>
            <text:p>…</text:p>
          </draw:text-box>
        </draw:frame>
        <draw:connector draw:style-name="gr2" draw:text-style-name="P2" draw:layer="layout" draw:type="line" svg:x1="13.916cm" svg:y1="6.139cm" svg:x2="13.184cm" svg:y2="7.681cm" draw:start-shape="id2" draw:start-glue-point="7" draw:end-shape="id3" draw:end-glue-point="11" svg:d="M13916 6139l-732 1542" svg:viewBox="0 0 733 1543">
          <text:p/>
        </draw:connector>
        <draw:custom-shape draw:style-name="gr8" draw:text-style-name="P4" xml:id="id4" draw:id="id4" draw:layer="layout" svg:width="2.089cm" svg:height="1.923cm" svg:x="15.811cm" svg:y="7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2.195cm" svg:height="0.887cm" svg:x="15.8cm" svg:y="7.913cm">
          <draw:text-box>
            <text:p><text:span text:style-name="T2">Caso </text:span><text:span text:style-name="T2">Reduzid</text:span><text:span text:style-name="T2">o de </text:span><text:span text:style-name="T2">Estados</text:span><text:span text:style-name="T2">?</text:span></text:p>
          </draw:text-box>
        </draw:frame>
        <draw:connector draw:style-name="gr2" draw:text-style-name="P2" draw:layer="layout" draw:type="line" svg:x1="15.394cm" svg:y1="6.139cm" svg:x2="16.117cm" svg:y2="7.658cm" draw:start-shape="id2" draw:start-glue-point="9" draw:end-shape="id4" draw:end-glue-point="5" svg:d="M15394 6139l723 1519" svg:viewBox="0 0 724 1520">
          <text:p/>
        </draw:connector>
        <draw:custom-shape draw:style-name="gr10" draw:text-style-name="P4" xml:id="id5" draw:id="id5" draw:layer="layout" svg:width="2.09cm" svg:height="1.922cm" svg:x="17.8cm" svg:y="12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7.594cm" svg:y1="9.019cm" svg:x2="18.106cm" svg:y2="13.159cm" draw:start-shape="id4" draw:start-glue-point="9" draw:end-shape="id5" draw:end-glue-point="5" svg:d="M17594 9019l512 4140" svg:viewBox="0 0 513 4141">
          <text:p/>
        </draw:connector>
        <draw:frame draw:style-name="gr11" draw:text-style-name="P5" draw:layer="layout" svg:width="1.892cm" svg:height="0.904cm" svg:x="18.008cm" svg:y="13.496cm">
          <draw:text-box>
            <text:p><text:span text:style-name="T2">Algoritmo de </text:span><text:span text:style-name="T2">Viterbi</text:span></text:p>
          </draw:text-box>
        </draw:frame>
        <draw:custom-shape draw:style-name="gr12" draw:text-style-name="P4" xml:id="id6" draw:id="id6" draw:layer="layout" svg:width="2.089cm" svg:height="1.924cm" svg:x="13.911cm" svg:y="12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6.117cm" svg:y1="9.019cm" svg:x2="15.694cm" svg:y2="13.081cm" draw:start-shape="id4" draw:start-glue-point="7" draw:end-shape="id6" draw:end-glue-point="11" svg:d="M16117 9019l-423 4062" svg:viewBox="0 0 424 4063">
          <text:p/>
        </draw:connector>
        <draw:frame draw:style-name="gr13" draw:text-style-name="P7" draw:layer="layout" svg:width="2.232cm" svg:height="1.189cm" svg:x="13.9cm" svg:y="13.2cm">
          <draw:text-box>
            <text:p><text:span text:style-name="T2">Adaptabilidade do </text:span><text:span text:style-name="T2">Estilo de </text:span><text:span text:style-name="T2">Aprendizagem?</text:span></text:p>
          </draw:text-box>
        </draw:frame>
        <draw:custom-shape draw:style-name="gr14" draw:text-style-name="P8" xml:id="id7" draw:id="id7" draw:layer="layout" svg:width="2.091cm" svg:height="1.92cm" svg:x="15.509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8" draw:id="id8" draw:layer="layout" svg:width="2.089cm" svg:height="1.92cm" svg:x="12.382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5" draw:layer="layout" svg:width="1.421cm" svg:height="0.993cm" svg:x="15.864cm" svg:y="19.107cm">
          <draw:text-box>
            <text:p><text:span text:style-name="T2">Lógica </text:span><text:span text:style-name="T3">Fuzzy</text:span></text:p>
          </draw:text-box>
        </draw:frame>
        <draw:frame draw:style-name="gr17" draw:text-style-name="P5" draw:layer="layout" svg:width="1.961cm" svg:height="0.873cm" svg:x="12.604cm" svg:y="19.127cm">
          <draw:text-box>
            <text:p><text:span text:style-name="T2">Red</text:span><text:span text:style-name="T2">es </text:span><text:span text:style-name="T2">Bay</text:span><text:span text:style-name="T2">esi</text:span><text:span text:style-name="T2">ana</text:span><text:span text:style-name="T2">s</text:span></text:p>
          </draw:text-box>
        </draw:frame>
        <draw:connector draw:style-name="gr2" draw:text-style-name="P2" draw:layer="layout" draw:type="line" svg:x1="15.694cm" svg:y1="14.443cm" svg:x2="15.815cm" svg:y2="18.881cm" draw:start-shape="id6" draw:start-glue-point="9" draw:end-shape="id7" draw:end-glue-point="5" svg:d="M15694 14443l121 4438" svg:viewBox="0 0 122 4439">
          <text:p/>
        </draw:connector>
        <draw:connector draw:style-name="gr2" draw:text-style-name="P2" draw:layer="layout" draw:type="line" svg:x1="14.217cm" svg:y1="14.443cm" svg:x2="14.165cm" svg:y2="18.881cm" draw:start-shape="id6" draw:start-glue-point="7" draw:end-shape="id8" draw:end-glue-point="11" svg:d="M14217 14443l-52 4438" svg:viewBox="0 0 53 4439">
          <text:p/>
        </draw:connector>
        <draw:frame draw:style-name="gr18" draw:text-style-name="P5" draw:layer="layout" svg:width="2.653cm" svg:height="0.884cm" svg:x="12.547cm" svg:y="3cm">
          <draw:text-box>
            <text:p><text:span text:style-name="T2">Detecção </text:span><text:span text:style-name="T2">do Estilo </text:span><text:span text:style-name="T2">de </text:span><text:span text:style-name="T2">Aprendizag</text:span><text:span text:style-name="T2">em</text:span></text:p>
          </draw:text-box>
        </draw:frame>
        <draw:frame draw:style-name="gr19" draw:text-style-name="P5" draw:layer="layout" svg:width="1.058cm" svg:height="0.685cm" svg:x="15.7cm" svg:y="6.415cm">
          <draw:text-box>
            <text:p><text:span text:style-name="T2">Sim</text:span></text:p>
          </draw:text-box>
        </draw:frame>
        <draw:frame draw:style-name="gr20" draw:text-style-name="P5" draw:layer="layout" svg:width="1.147cm" svg:height="0.68cm" svg:x="12.653cm" svg:y="6.4cm">
          <draw:text-box>
            <text:p><text:span text:style-name="T2">Não</text:span></text:p>
          </draw:text-box>
        </draw:frame>
        <draw:custom-shape draw:style-name="gr21" draw:text-style-name="P4" xml:id="id9" draw:id="id9" draw:layer="layout" svg:width="2.088cm" svg:height="1.934cm" svg:x="5.412cm" svg:y="4.5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9.768cm" svg:y1="3.094cm" svg:x2="7.195cm" svg:y2="4.786cm" draw:start-shape="id1" draw:start-glue-point="7" draw:end-shape="id9" draw:end-glue-point="11" svg:d="M9768 3094l-2573 1692" svg:viewBox="0 0 2574 1693">
          <text:p/>
        </draw:connector>
        <draw:frame draw:style-name="gr22" draw:text-style-name="P5" draw:layer="layout" svg:width="3.514cm" svg:height="1.076cm" svg:x="5.8cm" svg:y="3.1cm">
          <draw:text-box>
            <text:p><text:span text:style-name="T2">Desempenh</text:span><text:span text:style-name="T2">o </text:span><text:span text:style-name="T2">Acadêmico </text:span><text:span text:style-name="T2">do </text:span><text:span text:style-name="T2">Estudante</text:span></text:p>
          </draw:text-box>
        </draw:frame>
        <draw:frame draw:style-name="gr23" draw:text-style-name="P5" draw:layer="layout" svg:width="2.301cm" svg:height="0.949cm" svg:x="5.451cm" svg:y="5.074cm">
          <draw:text-box>
            <text:p><text:span text:style-name="T2">C</text:span><text:span text:style-name="T2">a</text:span><text:span text:style-name="T2">r</text:span><text:span text:style-name="T2">a</text:span><text:span text:style-name="T2">c</text:span><text:span text:style-name="T2">t</text:span><text:span text:style-name="T2">e</text:span><text:span text:style-name="T2">r</text:span><text:span text:style-name="T2">í</text:span><text:span text:style-name="T2">s</text:span><text:span text:style-name="T2">t</text:span><text:span text:style-name="T2">i</text:span><text:span text:style-name="T2">c</text:span><text:span text:style-name="T2">a</text:span><text:span text:style-name="T2">s</text:span><text:span text:style-name="T2"> </text:span><text:span text:style-name="T2">à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b</text:span><text:span text:style-name="T2">e</text:span><text:span text:style-name="T2">r</text:span></text:p>
          </draw:text-box>
        </draw:frame>
        <draw:custom-shape draw:style-name="gr24" draw:text-style-name="P8" xml:id="id15" draw:id="id15" draw:layer="layout" svg:width="2.09cm" svg:height="1.92cm" svg:x="1.11cm" svg:y="16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xml:id="id14" draw:id="id14" draw:layer="layout" svg:width="2.09cm" svg:height="1.92cm" svg:x="4.076cm" svg:y="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xml:id="id12" draw:id="id12" draw:layer="layout" svg:width="2.089cm" svg:height="1.92cm" svg:x="6.9cm" svg:y="15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3" draw:id="id13" draw:layer="layout" svg:width="2.089cm" svg:height="1.919cm" svg:x="9.9cm" svg:y="15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0" draw:id="id10" draw:layer="layout" svg:width="2.09cm" svg:height="1.917cm" svg:x="2.6cm" svg:y="10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11" draw:id="id11" draw:layer="layout" svg:width="2.09cm" svg:height="1.917cm" svg:x="8.3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717cm" svg:y1="6.154cm" svg:x2="4.384cm" svg:y2="10.863cm" draw:start-shape="id9" draw:start-glue-point="7" draw:end-shape="id10" draw:end-glue-point="11" svg:d="M5717 6154l-1333 4709" svg:viewBox="0 0 1334 4710">
          <text:p/>
        </draw:connector>
        <draw:connector draw:style-name="gr2" draw:text-style-name="P2" draw:layer="layout" draw:type="line" svg:x1="7.195cm" svg:y1="6.154cm" svg:x2="8.606cm" svg:y2="10.98cm" draw:start-shape="id9" draw:start-glue-point="9" draw:end-shape="id11" draw:end-glue-point="5" svg:d="M7195 6154l1411 4826" svg:viewBox="0 0 1412 4827">
          <text:p/>
        </draw:connector>
        <draw:connector draw:style-name="gr2" draw:text-style-name="P2" draw:layer="layout" draw:type="line" svg:x1="8.606cm" svg:y1="12.337cm" svg:x2="8.683cm" svg:y2="16.261cm" draw:start-shape="id11" draw:start-glue-point="7" draw:end-shape="id12" draw:end-glue-point="11" svg:d="M8606 12337l77 3924" svg:viewBox="0 0 78 3925">
          <text:p/>
        </draw:connector>
        <draw:connector draw:style-name="gr2" draw:text-style-name="P2" draw:layer="layout" draw:type="line" svg:x1="10.084cm" svg:y1="12.337cm" svg:x2="10.206cm" svg:y2="16.262cm" draw:start-shape="id11" draw:start-glue-point="9" draw:end-shape="id13" draw:end-glue-point="5" svg:d="M10084 12337l122 3925" svg:viewBox="0 0 123 3926">
          <text:p/>
        </draw:connector>
        <draw:connector draw:style-name="gr2" draw:text-style-name="P2" draw:layer="layout" draw:type="line" svg:x1="4.384cm" svg:y1="12.22cm" svg:x2="4.382cm" svg:y2="16.281cm" draw:start-shape="id10" draw:start-glue-point="9" draw:end-shape="id14" draw:end-glue-point="5" svg:d="M4384 12220l-2 4061" svg:viewBox="0 0 3 4062">
          <text:p/>
        </draw:connector>
        <draw:connector draw:style-name="gr2" draw:text-style-name="P2" draw:layer="layout" draw:type="line" svg:x1="2.906cm" svg:y1="12.22cm" svg:x2="2.894cm" svg:y2="16.381cm" draw:start-shape="id10" draw:start-glue-point="7" draw:end-shape="id15" draw:end-glue-point="11" svg:d="M2906 12220l-12 4161" svg:viewBox="0 0 13 4162">
          <text:p/>
        </draw:connector>
        <draw:frame draw:style-name="gr27" draw:text-style-name="P5" draw:layer="layout" svg:width="1.148cm" svg:height="0.763cm" svg:x="7.552cm" svg:y="13.7cm">
          <draw:text-box>
            <text:p><text:span text:style-name="T2">Não</text:span></text:p>
          </draw:text-box>
        </draw:frame>
        <draw:frame draw:style-name="gr28" draw:text-style-name="P5" draw:layer="layout" svg:width="1.147cm" svg:height="0.8cm" svg:x="14.8cm" svg:y="10.3cm">
          <draw:text-box>
            <text:p><text:span text:style-name="T2">Nã</text:span><text:span text:style-name="T2">o</text:span></text:p>
          </draw:text-box>
        </draw:frame>
        <draw:frame draw:style-name="gr29" draw:text-style-name="P5" draw:layer="layout" svg:width="1.058cm" svg:height="0.672cm" svg:x="16.121cm" svg:y="15.728cm">
          <draw:text-box>
            <text:p><text:span text:style-name="T2">Sim</text:span></text:p>
          </draw:text-box>
        </draw:frame>
        <draw:frame draw:style-name="gr30" draw:text-style-name="P5" draw:layer="layout" svg:width="1.058cm" svg:height="0.6cm" svg:x="17.9cm" svg:y="10.3cm">
          <draw:text-box>
            <text:p><text:span text:style-name="T2">Sim</text:span></text:p>
          </draw:text-box>
        </draw:frame>
        <draw:frame draw:style-name="gr31" draw:text-style-name="P5" draw:layer="layout" svg:width="2.108cm" svg:height="0.884cm" svg:x="2.7cm" svg:y="11.1cm">
          <draw:text-box>
            <text:p><text:span text:style-name="T2">Classes Balanceadas?</text:span></text:p>
          </draw:text-box>
        </draw:frame>
        <draw:frame draw:style-name="gr32" draw:text-style-name="P5" draw:layer="layout" svg:width="2.108cm" svg:height="0.801cm" svg:x="8.358cm" svg:y="11.14cm">
          <draw:text-box>
            <text:p><text:span text:style-name="T2">Classes </text:span><text:span text:style-name="T2">Balanceadas?</text:span></text:p>
          </draw:text-box>
        </draw:frame>
        <draw:frame draw:style-name="gr33" draw:text-style-name="P5" draw:layer="layout" svg:width="3.914cm" svg:height="0.661cm" svg:x="1.531cm" svg:y="7.562cm">
          <draw:text-box>
            <text:p><text:span text:style-name="T2">Reconhecimento de Padrões</text:span></text:p>
          </draw:text-box>
        </draw:frame>
        <draw:frame draw:style-name="gr34" draw:text-style-name="P5" draw:layer="layout" svg:width="3.513cm" svg:height="0.559cm" svg:x="7.751cm" svg:y="7.564cm">
          <draw:text-box>
            <text:p><text:span text:style-name="T2">Relações de Dependência</text:span></text:p>
          </draw:text-box>
        </draw:frame>
        <draw:frame draw:style-name="gr20" draw:text-style-name="P5" draw:layer="layout" svg:width="1.147cm" svg:height="0.68cm" svg:x="13.041cm" svg:y="15.743cm">
          <draw:text-box>
            <text:p><text:span text:style-name="T2">Não</text:span></text:p>
          </draw:text-box>
        </draw:frame>
        <draw:frame draw:style-name="gr20" draw:text-style-name="P5" draw:layer="layout" svg:width="1.147cm" svg:height="0.68cm" svg:x="4.641cm" svg:y="13.743cm">
          <draw:text-box>
            <text:p><text:span text:style-name="T2">Não</text:span></text:p>
          </draw:text-box>
        </draw:frame>
        <draw:frame draw:style-name="gr19" draw:text-style-name="P5" draw:layer="layout" svg:width="1.019cm" svg:height="0.685cm" svg:x="2cm" svg:y="13.738cm">
          <draw:text-box>
            <text:p><text:span text:style-name="T2">Sim</text:span></text:p>
          </draw:text-box>
        </draw:frame>
        <draw:frame draw:style-name="gr19" draw:text-style-name="P5" draw:layer="layout" svg:width="1.058cm" svg:height="0.685cm" svg:x="10.261cm" svg:y="13.723cm">
          <draw:text-box>
            <text:p><text:span text:style-name="T2">Sim</text:span></text:p>
          </draw:text-box>
        </draw:frame>
        <draw:frame draw:style-name="gr32" draw:text-style-name="P5" draw:layer="layout" svg:width="1.781cm" svg:height="0.801cm" svg:x="7.119cm" svg:y="16.523cm">
          <draw:text-box>
            <text:p><text:span text:style-name="T2">Redes </text:span><text:span text:style-name="T2">Bayesia</text:span><text:span text:style-name="T2">nas</text:span></text:p>
          </draw:text-box>
        </draw:frame>
        <draw:frame draw:style-name="gr22" draw:text-style-name="P5" draw:layer="layout" svg:width="2.3cm" svg:height="1.076cm" svg:x="9.9cm" svg:y="16.424cm">
          <draw:text-box>
            <text:p><text:span text:style-name="T2">Balance</text:span><text:span text:style-name="T2">amento <text:s/></text:span><text:span text:style-name="T2">e Redes </text:span><text:span text:style-name="T2">Bayesia</text:span><text:span text:style-name="T2">nas</text:span></text:p>
          </draw:text-box>
        </draw:frame>
        <draw:frame draw:style-name="gr22" draw:text-style-name="P7" draw:layer="layout" svg:width="2.3cm" svg:height="1.076cm" svg:x="4.119cm" svg:y="16.524cm">
          <draw:text-box>
            <text:p><text:span text:style-name="T2">Balan</text:span><text:span text:style-name="T2">ceame</text:span><text:span text:style-name="T2">nto <text:s/>e </text:span><text:span text:style-name="T2">Árvore</text:span><text:span text:style-name="T2">s de </text:span><text:span text:style-name="T2">Decis</text:span><text:span text:style-name="T2">ão</text:span></text:p>
          </draw:text-box>
        </draw:frame>
        <draw:frame draw:style-name="gr32" draw:text-style-name="P5" draw:layer="layout" svg:width="2cm" svg:height="0.801cm" svg:x="1.319cm" svg:y="16.624cm">
          <draw:text-box>
            <text:p><text:span text:style-name="T2">Árvores </text:span><text:span text:style-name="T2">de </text:span><text:span text:style-name="T2">Decisã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21:47:41.764152354</meta:creation-date>
    <dc:date>2019-04-27T18:56:03.848689595</dc:date>
    <meta:editing-duration>PT1H27M5S</meta:editing-duration>
    <meta:editing-cycles>24</meta:editing-cycles>
    <meta:generator>LibreOffice/6.0.7.3$Linux_X86_64 LibreOffice_project/00m0$Build-3</meta:generator>
    <meta:document-statistic meta:object-count="58"/>
  </office:meta>
</office:document-meta>
</file>